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 table:number-columns-repeated="13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 table:number-rows-repeated="10481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20:52:59.1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16T20:54:26.233000000</dc:date>
    <meta:editing-duration>P3DT10H58M22S</meta:editing-duration>
    <meta:editing-cycles>1406</meta:editing-cycles>
    <meta:document-statistic meta:table-count="2" meta:cell-count="6581" meta:object-count="0"/>
  </office:meta>
</office:document-meta>
</file>